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009a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9" draw:layer="" svg:width="37.50000000000pt" svg:height="100.00000000000pt"/>
          <draw:rect draw:style-name="gr3" draw:id="shape3" draw:name="rect12" draw:layer="" svg:width="112.50000000000pt" svg:height="33.58208640000pt" svg:x="37.50000000000pt" svg:y="66.41789520000pt"/>
          <draw:rect draw:style-name="gr4" draw:id="shape4" draw:name="rect11" draw:layer="" svg:width="112.50000000000pt" svg:height="33.13433200000pt" svg:x="37.50000000000pt" svg:y="33.73137200000pt"/>
          <draw:rect draw:style-name="gr5" draw:id="shape5" draw:name="rect10" draw:layer="" svg:width="112.50000000000pt" svg:height="33.73134480000pt" svg:x="37.50000000000pt" svg:y="0.0000000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4:45</dc:date>
    <meta:creation-date>2011-05-22T06:10:37</meta:creation-date>
    <dc:creator>Yue Liu</dc:creator>
  </office:meta>
</office:document-meta>
</file>